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A0000028F22C9643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01cm, 0cm)" draw:image-opacity="100%" style:mirror="none" loext:decorative="false"/>
    </style:style>
    <style:style style:name="gr2" style:family="graphic" style:parent-style-name="standard">
      <style:graphic-properties svg:stroke-width="0.051cm" svg:stroke-color="#00a933" draw:marker-start-width="0.279cm" draw:marker-end-width="0.279cm" draw:fill="solid" draw:fill-color="#ffffff" draw:textarea-horizontal-align="justify" draw:textarea-vertical-align="middle" draw:auto-grow-height="false" fo:min-height="0.97cm" fo:min-width="0.72cm" fo:padding-top="0.15cm" fo:padding-bottom="0.15cm" fo:padding-left="0.275cm" fo:padding-right="0.27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00a933" draw:marker-start-width="0.279cm" draw:marker-end-width="0.279cm" draw:fill="solid" draw:fill-color="#ffffff" draw:textarea-horizontal-align="justify" draw:textarea-vertical-align="middle" draw:auto-grow-height="false" fo:min-height="0.97cm" fo:min-width="0.085cm" fo:padding-top="0.15cm" fo:padding-bottom="0.15cm" fo:padding-left="0.275cm" fo:padding-right="0.275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1cm" svg:stroke-color="#00a933" draw:marker-start-width="0.279cm" draw:marker-end-width="0.279cm" draw:fill="solid" draw:fill-color="#ffffff" draw:textarea-horizontal-align="justify" draw:textarea-vertical-align="middle" draw:auto-grow-height="false" fo:min-height="0.971cm" fo:min-width="0.085cm" fo:padding-top="0.15cm" fo:padding-bottom="0.15cm" fo:padding-left="0.275cm" fo:padding-right="0.275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25cm" draw:marker-start="Arrow_20_short" draw:marker-start-width="0.279cm" draw:marker-end="Arrow_20_short" draw:marker-end-width="0.279cm" draw:fill="none" draw:textarea-vertical-align="middle" fo:padding-top="0.137cm" fo:padding-bottom="0.137cm" fo:padding-left="0.262cm" fo:padding-right="0.262cm" loext:decorative="false"/>
    </style:style>
    <style:style style:name="gr6" style:family="graphic" style:parent-style-name="objectwithoutfill">
      <style:graphic-properties svg:stroke-width="0.025cm" svg:stroke-color="#ff0000" draw:marker-start="Arrow_20_short" draw:marker-start-width="0.279cm" draw:marker-end="Arrow_20_short" draw:marker-end-width="0.279cm" draw:fill="none" draw:textarea-vertical-align="middle" fo:padding-top="0.137cm" fo:padding-bottom="0.137cm" fo:padding-left="0.262cm" fo:padding-right="0.262cm" loext:decorative="false"/>
    </style:style>
    <style:style style:name="gr7" style:family="graphic" style:parent-style-name="objectwithoutfill">
      <style:graphic-properties svg:stroke-width="0cm" svg:stroke-color="#ff0000" draw:marker-start-width="0.203cm" draw:marker-end="" draw:marker-end-width="0.152cm" draw:fill="none" draw:textarea-vertical-align="middle" fo:padding-top="0.125cm" fo:padding-bottom="0.125cm" fo:padding-left="0.25cm" fo:padding-right="0.25cm" loext:decorative="false"/>
    </style:style>
    <style:style style:name="gr8" style:family="graphic" style:parent-style-name="objectwithoutfill">
      <style:graphic-properties svg:stroke-width="0.025cm" svg:stroke-color="#729fcf" draw:marker-start="Arrow_20_short" draw:marker-start-width="0.279cm" draw:marker-end="Arrow_20_short" draw:marker-end-width="0.279cm" draw:fill="none" draw:textarea-vertical-align="middle" fo:padding-top="0.137cm" fo:padding-bottom="0.137cm" fo:padding-left="0.262cm" fo:padding-right="0.262cm" loext:decorative="false"/>
    </style:style>
    <style:style style:name="gr9" style:family="graphic" style:parent-style-name="standard">
      <style:graphic-properties draw:stroke="solid" svg:stroke-color="#ff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0" style:family="graphic" style:parent-style-name="standard">
      <style:graphic-properties draw:stroke="solid" svg:stroke-color="#ff0000" draw:fill="none" draw:fill-color="#ffffff" draw:textarea-horizontal-align="center" draw:auto-grow-height="true" draw:auto-grow-width="false" fo:min-height="0.557cm" fo:min-width="0cm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color="#ff0000" loext:opacity="100%" fo:font-size="15pt" style:font-size-asian="15pt" style:font-size-complex="15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2" draw:id="id2" draw:layer="layout" svg:width="15.79cm" svg:height="12.362cm" svg:x="6.164cm" svg:y="0.972cm">
          <draw:image xlink:href="Pictures/10000001000002EA0000028F22C96431.png" xlink:type="simple" xlink:show="embed" xlink:actuate="onLoad" draw:mime-type="image/png">
            <text:p/>
          </draw:image>
          <draw:glue-point draw:id="4" svg:x="-4.017cm" svg:y="3.382cm"/>
          <draw:glue-point draw:id="5" svg:x="-3.834cm" svg:y="3.483cm"/>
          <draw:glue-point draw:id="6" svg:x="-3.663cm" svg:y="3.584cm"/>
          <draw:glue-point draw:id="7" svg:x="-3.492cm" svg:y="3.685cm"/>
          <draw:glue-point draw:id="8" svg:x="-3.334cm" svg:y="3.763cm"/>
          <draw:glue-point draw:id="9" svg:x="-3.163cm" svg:y="3.848cm"/>
          <draw:glue-point draw:id="10" svg:x="-2.659cm" svg:y="3.57cm"/>
          <draw:glue-point draw:id="11" svg:x="-2.495cm" svg:y="1.979cm"/>
          <draw:glue-point draw:id="12" svg:x="-0.822cm" svg:y="1.985cm"/>
          <draw:glue-point draw:id="13" svg:x="1.011cm" svg:y="2.117cm"/>
          <draw:glue-point draw:id="14" svg:x="1.193cm" svg:y="1.99cm"/>
          <draw:glue-point draw:id="15" svg:x="1.677cm" svg:y="0.608cm"/>
          <draw:glue-point draw:id="16" svg:x="2.027cm" svg:y="0.619cm"/>
          <draw:glue-point draw:id="17" svg:x="2.36cm" svg:y="0.625cm"/>
          <draw:glue-point draw:id="18" svg:x="2.525cm" svg:y="0.637cm"/>
          <draw:glue-point draw:id="19" svg:x="2.853cm" svg:y="0.83cm"/>
          <draw:glue-point draw:id="20" svg:x="3.191cm" svg:y="0.717cm"/>
          <draw:glue-point draw:id="21" svg:x="3.358cm" svg:y="0.604cm"/>
          <draw:glue-point draw:id="22" svg:x="3.689cm" svg:y="0.461cm"/>
          <draw:glue-point draw:id="23" svg:x="4.028cm" svg:y="0.359cm"/>
          <draw:glue-point draw:id="24" svg:x="-1.009cm" svg:y="4.824cm"/>
        </draw:frame>
        <draw:custom-shape draw:style-name="gr2" draw:text-style-name="P3" xml:id="id16" draw:id="id16" draw:layer="layout" svg:width="1.27cm" svg:height="1.27cm" svg:x="25.8cm" svg:y="14.133cm">
          <text:p text:style-name="P2"><text:span text:style-name="T1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7" draw:id="id17" draw:layer="layout" svg:width="1.27cm" svg:height="1.27cm" svg:x="24.53cm" svg:y="14.133cm">
          <text:p text:style-name="P2"><text:span text:style-name="T1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" draw:id="id11" draw:layer="layout" svg:width="1.27cm" svg:height="1.27cm" svg:x="8.02cm" svg:y="14.134cm">
          <text:p text:style-name="P2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" draw:id="id10" draw:layer="layout" svg:width="0.635cm" svg:height="1.27cm" svg:x="7.385cm" svg:y="14.133cm">
          <text:p text:style-name="P2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11.83cm" svg:y="14.135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6" draw:id="id26" draw:layer="layout" svg:width="1.27cm" svg:height="1.27cm" svg:x="13.1cm" svg:y="14.135cm">
          <text:p text:style-name="P2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11.83cm" svg:y="14.135cm">
          <text:p text:style-name="P2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5" draw:id="id25" draw:layer="layout" svg:width="1.27cm" svg:height="1.27cm" svg:x="14.37cm" svg:y="14.135cm">
          <text:p text:style-name="P2"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16.91cm" svg:y="14.135cm">
          <text:p text:style-name="P2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15.64cm" svg:y="14.135cm">
          <text:p text:style-name="P2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18.18cm" svg:y="14.135cm">
          <text:p text:style-name="P2"><text:span text:style-name="T1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0.635cm" svg:height="1.27cm" svg:x="2.04cm" svg:y="14.132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0.635cm" svg:height="1.271cm" svg:x="1.405cm" svg:y="14.132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" draw:id="id4" draw:layer="layout" svg:width="0.635cm" svg:height="1.271cm" svg:x="2.675cm" svg:y="14.132cm">
          <text:p text:style-name="P2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0.635cm" svg:height="1.27cm" svg:x="3.945cm" svg:y="14.133cm">
          <text:p text:style-name="P2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0.635cm" svg:height="1.27cm" svg:x="3.31cm" svg:y="14.133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8" draw:id="id18" draw:layer="layout" svg:width="1.27cm" svg:height="1.27cm" svg:x="23.26cm" svg:y="14.133cm">
          <text:p text:style-name="P2"><text:span text:style-name="T1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9" draw:id="id9" draw:layer="layout" svg:width="0.635cm" svg:height="1.27cm" svg:x="5.215cm" svg:y="14.133cm">
          <text:p text:style-name="P2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0.635cm" svg:height="1.27cm" svg:x="4.58cm" svg:y="14.133cm">
          <text:p text:style-name="P2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" draw:id="id8" draw:layer="layout" svg:width="0.635cm" svg:height="1.27cm" svg:x="5.85cm" svg:y="14.133cm">
          <text:p text:style-name="P2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" draw:id="id15" draw:layer="layout" svg:width="1.27cm" svg:height="1.27cm" svg:x="10.56cm" svg:y="14.133cm">
          <text:p text:style-name="P2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" draw:id="id14" draw:layer="layout" svg:width="1.27cm" svg:height="1.27cm" svg:x="9.29cm" svg:y="14.134cm">
          <text:p text:style-name="P2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2" draw:id="id12" draw:layer="layout" svg:width="1.27cm" svg:height="1.27cm" svg:x="11.83cm" svg:y="14.134cm">
          <text:p text:style-name="P4"><text:span text:style-name="T2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15.64cm" svg:y="14.135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3" draw:id="id23" draw:layer="layout" svg:width="1.27cm" svg:height="1.27cm" svg:x="16.91cm" svg:y="14.135cm">
          <text:p text:style-name="P6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15.64cm" svg:y="14.135cm">
          <text:p text:style-name="P2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" draw:id="id22" draw:layer="layout" svg:width="1.27cm" svg:height="1.27cm" svg:x="18.18cm" svg:y="14.135cm">
          <text:p text:style-name="P6"><text:span text:style-name="T1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" draw:id="id20" draw:layer="layout" svg:width="1.27cm" svg:height="1.27cm" svg:x="20.72cm" svg:y="14.135cm">
          <text:p text:style-name="P2"><text:span text:style-name="T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" draw:id="id21" draw:layer="layout" svg:width="1.27cm" svg:height="1.27cm" svg:x="19.45cm" svg:y="14.135cm">
          <text:p text:style-name="P2"><text:span text:style-name="T1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" draw:id="id19" draw:layer="layout" svg:width="1.27cm" svg:height="1.27cm" svg:x="21.99cm" svg:y="14.135cm">
          <text:p text:style-name="P2"><text:span text:style-name="T1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" draw:id="id24" draw:layer="layout" svg:width="1.27cm" svg:height="1.27cm" svg:x="15.64cm" svg:y="14.134cm">
          <text:p text:style-name="P6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.357cm" svg:y1="14.132cm" svg:x2="8.006cm" svg:y2="11.458cm" draw:start-shape="id1" draw:start-glue-point="0" draw:end-shape="id2" draw:end-glue-point="5" svg:d="M2357 14132v-2674h5649" svg:viewBox="0 0 5650 2675">
          <text:p/>
        </draw:connector>
        <draw:connector draw:style-name="gr5" draw:text-style-name="P1" draw:layer="layout" svg:x1="1.722cm" svg:y1="14.132cm" svg:x2="7.717cm" svg:y2="11.333cm" draw:start-shape="id3" draw:start-glue-point="0" draw:end-shape="id2" draw:end-glue-point="4" svg:d="M1722 14132v-2799h5995" svg:viewBox="0 0 5996 2800">
          <text:p/>
        </draw:connector>
        <draw:connector draw:style-name="gr5" draw:text-style-name="P1" draw:layer="layout" draw:line-skew="0cm -1.758cm -1.871cm" svg:x1="2.992cm" svg:y1="14.132cm" svg:x2="8.276cm" svg:y2="11.583cm" draw:start-shape="id4" draw:start-glue-point="0" draw:end-shape="id2" draw:end-glue-point="6" svg:d="M2992 14132v-527-1642h5284v-380" svg:viewBox="0 0 5285 2550">
          <text:p/>
        </draw:connector>
        <draw:connector draw:style-name="gr5" draw:text-style-name="P1" draw:layer="layout" draw:line-skew="0cm -1.44cm -1.202cm" svg:x1="3.627cm" svg:y1="14.133cm" svg:x2="8.546cm" svg:y2="11.708cm" draw:start-shape="id5" draw:start-glue-point="0" draw:end-shape="id2" draw:end-glue-point="7" svg:d="M3627 14133v-526-975h4919v-924" svg:viewBox="0 0 4920 2426">
          <text:p/>
        </draw:connector>
        <draw:connector draw:style-name="gr5" draw:text-style-name="P1" draw:layer="layout" draw:line-skew="0cm -1.123cm -0.902cm" svg:x1="4.262cm" svg:y1="14.133cm" svg:x2="8.795cm" svg:y2="11.804cm" draw:start-shape="id6" draw:start-glue-point="0" draw:end-shape="id2" draw:end-glue-point="8" svg:d="M4262 14133v-526-675h4533v-1128" svg:viewBox="0 0 4534 2330">
          <text:p/>
        </draw:connector>
        <draw:connector draw:style-name="gr6" draw:text-style-name="P1" draw:layer="layout" draw:line-skew="0cm 0.841cm -2.355cm" svg:x1="4.897cm" svg:y1="14.133cm" svg:x2="9.065cm" svg:y2="11.909cm" draw:start-shape="id7" draw:start-glue-point="0" draw:end-shape="id2" draw:end-glue-point="9" svg:d="M4897 14133v-526h-3v-33h4171v-1665" svg:viewBox="0 0 4172 2225">
          <text:p/>
        </draw:connector>
        <draw:connector draw:style-name="gr5" draw:text-style-name="P1" draw:layer="layout" draw:line-skew="-0.072cm" svg:x1="6.167cm" svg:y1="14.133cm" svg:x2="9.861cm" svg:y2="11.566cm" draw:start-shape="id8" draw:start-glue-point="0" draw:end-shape="id2" draw:end-glue-point="10" svg:d="M6167 14133v-484h3694v-2083" svg:viewBox="0 0 3695 2568">
          <text:p/>
        </draw:connector>
        <draw:connector draw:style-name="gr6" draw:text-style-name="P1" draw:layer="layout" draw:line-skew="0.818cm" svg:x1="5.532cm" svg:y1="14.133cm" svg:x2="9.066cm" svg:y2="11.909cm" draw:start-shape="id9" draw:start-glue-point="0" svg:d="M5532 14133v-557h3534v-1667" svg:viewBox="0 0 3535 2225">
          <text:p/>
        </draw:connector>
        <draw:connector draw:style-name="gr6" draw:text-style-name="P1" draw:layer="layout" draw:line-skew="0.002cm" svg:x1="7.702cm" svg:y1="14.133cm" svg:x2="10.12cm" svg:y2="9.599cm" draw:start-shape="id10" draw:start-glue-point="0" draw:end-shape="id2" draw:end-glue-point="11" svg:d="M7702 14133v-410h2418v-4124" svg:viewBox="0 0 2419 4535">
          <text:p/>
        </draw:connector>
        <draw:connector draw:style-name="gr6" draw:text-style-name="P1" draw:layer="layout" draw:line-skew="2.128cm" svg:x1="8.655cm" svg:y1="14.134cm" svg:x2="10.12cm" svg:y2="9.599cm" draw:start-shape="id11" svg:d="M8655 14134v-402h1465v-4133" svg:viewBox="0 0 1466 4536">
          <text:p/>
        </draw:connector>
        <draw:connector draw:style-name="gr7" draw:text-style-name="P1" draw:layer="layout" draw:type="line" svg:x1="12.465cm" svg:y1="14.134cm" svg:x2="11.429cm" svg:y2="13.334cm" draw:start-shape="id12" draw:start-glue-point="0" draw:end-shape="id13" draw:end-glue-point="2" svg:d="M12465 14134l-1036-800" svg:viewBox="0 0 1037 801">
          <text:p/>
        </draw:connector>
        <draw:connector draw:style-name="gr6" draw:text-style-name="P1" draw:layer="layout" draw:line-skew="0.122cm" svg:x1="9.925cm" svg:y1="14.134cm" svg:x2="12.762cm" svg:y2="9.606cm" draw:start-shape="id14" draw:start-glue-point="0" draw:end-shape="id2" draw:end-glue-point="12" svg:d="M9925 14134v-291h2837v-4237" svg:viewBox="0 0 2838 4529">
          <text:p/>
        </draw:connector>
        <draw:connector draw:style-name="gr6" draw:text-style-name="P1" draw:layer="layout" draw:line-skew="2.242cm" svg:x1="11.195cm" svg:y1="14.133cm" svg:x2="12.763cm" svg:y2="9.606cm" draw:start-shape="id15" draw:start-glue-point="0" svg:d="M11195 14133v-284h1568v-4243" svg:viewBox="0 0 1569 4528">
          <text:p/>
        </draw:connector>
        <draw:connector draw:style-name="gr8" draw:text-style-name="P1" draw:layer="layout" svg:x1="26.435cm" svg:y1="14.133cm" svg:x2="20.419cm" svg:y2="7.596cm" draw:start-shape="id16" draw:start-glue-point="0" draw:end-shape="id2" draw:end-glue-point="23" svg:d="M26435 14133v-6537h-6016" svg:viewBox="0 0 6017 6538">
          <text:p/>
        </draw:connector>
        <draw:connector draw:style-name="gr8" draw:text-style-name="P1" draw:layer="layout" svg:x1="25.165cm" svg:y1="14.133cm" svg:x2="19.883cm" svg:y2="7.722cm" draw:start-shape="id17" draw:start-glue-point="0" draw:end-shape="id2" draw:end-glue-point="22" svg:d="M25165 14133v-6411h-5282" svg:viewBox="0 0 5283 6412">
          <text:p/>
        </draw:connector>
        <draw:connector draw:style-name="gr8" draw:text-style-name="P1" draw:layer="layout" svg:x1="23.895cm" svg:y1="14.133cm" svg:x2="19.361cm" svg:y2="7.899cm" draw:start-shape="id18" draw:start-glue-point="0" draw:end-shape="id2" draw:end-glue-point="21" svg:d="M23895 14133v-6234h-4534" svg:viewBox="0 0 4535 6235">
          <text:p/>
        </draw:connector>
        <draw:connector draw:style-name="gr8" draw:text-style-name="P1" draw:layer="layout" svg:x1="22.625cm" svg:y1="14.135cm" svg:x2="19.097cm" svg:y2="8.039cm" draw:start-shape="id19" draw:start-glue-point="0" draw:end-shape="id2" draw:end-glue-point="20" svg:d="M22625 14135v-6096h-3528" svg:viewBox="0 0 3529 6097">
          <text:p/>
        </draw:connector>
        <draw:connector draw:style-name="gr8" draw:text-style-name="P1" draw:layer="layout" draw:line-skew="7.73cm -1.164cm" svg:x1="21.355cm" svg:y1="14.135cm" svg:x2="18.563cm" svg:y2="8.179cm" draw:start-shape="id20" draw:start-glue-point="0" draw:end-shape="id2" draw:end-glue-point="19" svg:d="M21355 14135v-5933h-3v-23h-2789" svg:viewBox="0 0 2793 5957">
          <text:p/>
        </draw:connector>
        <draw:connector draw:style-name="gr8" draw:text-style-name="P1" draw:layer="layout" draw:line-skew="9.053cm -4.409cm" svg:x1="20.085cm" svg:y1="14.135cm" svg:x2="18.045cm" svg:y2="7.94cm" draw:start-shape="id21" draw:start-glue-point="0" draw:end-shape="id2" draw:end-glue-point="18" svg:d="M20085 14135v-4610h-2040v-1585" svg:viewBox="0 0 2041 6196">
          <text:p/>
        </draw:connector>
        <draw:connector draw:style-name="gr8" draw:text-style-name="P1" draw:layer="layout" draw:line-skew="9.688cm -4.669cm" svg:x1="18.815cm" svg:y1="14.135cm" svg:x2="17.785cm" svg:y2="7.925cm" draw:start-shape="id22" draw:start-glue-point="0" draw:end-shape="id2" draw:end-glue-point="17" svg:d="M18815 14135v-3975h-1030v-2235" svg:viewBox="0 0 1031 6211">
          <text:p/>
        </draw:connector>
        <draw:connector draw:style-name="gr8" draw:text-style-name="P1" draw:layer="layout" draw:line-skew="10.323cm -5.195cm" svg:x1="17.545cm" svg:y1="14.135cm" svg:x2="17.259cm" svg:y2="7.918cm" draw:start-shape="id23" draw:start-glue-point="0" draw:end-shape="id2" draw:end-glue-point="16" svg:d="M17545 14135v-3340h-286v-2877" svg:viewBox="0 0 287 6218">
          <text:p/>
        </draw:connector>
        <draw:connector draw:style-name="gr8" draw:text-style-name="P1" draw:layer="layout" draw:line-skew="11.593cm -5.748cm" svg:x1="16.275cm" svg:y1="14.134cm" svg:x2="16.706cm" svg:y2="7.904cm" draw:start-shape="id24" draw:start-glue-point="0" draw:end-shape="id2" draw:end-glue-point="15" svg:d="M16275 14134v-2069h431v-4161" svg:viewBox="0 0 432 6231">
          <text:p/>
        </draw:connector>
        <draw:connector draw:style-name="gr8" draw:text-style-name="P1" draw:layer="layout" svg:x1="15.005cm" svg:y1="14.135cm" svg:x2="15.942cm" svg:y2="9.613cm" draw:start-shape="id25" draw:start-glue-point="0" draw:end-shape="id2" draw:end-glue-point="14" svg:d="M15005 14135v-413h937v-4109" svg:viewBox="0 0 938 4523">
          <text:p/>
        </draw:connector>
        <draw:connector draw:style-name="gr6" draw:text-style-name="P1" draw:layer="layout" draw:line-skew="-3.952cm" svg:x1="13.735cm" svg:y1="14.135cm" svg:x2="15.655cm" svg:y2="9.77cm" draw:start-shape="id26" draw:start-glue-point="0" draw:end-shape="id2" draw:end-glue-point="13" svg:d="M13735 14135v-4365h1920" svg:viewBox="0 0 1921 4366">
          <text:p/>
        </draw:connector>
        <draw:frame draw:style-name="gr9" draw:text-style-name="P7" xml:id="id13" draw:id="id13" draw:layer="layout" svg:width="1.76cm" svg:height="1.199cm" svg:x="10.549cm" svg:y="12.135cm">
          <draw:text-box>
            <text:p><text:span text:style-name="T3">Non usato!</text:span></text:p>
          </draw:text-box>
        </draw:frame>
        <draw:frame draw:style-name="gr9" draw:text-style-name="P7" xml:id="id27" draw:id="id27" draw:layer="layout" svg:width="1.76cm" svg:height="1.199cm" svg:x="13.895cm" svg:y="11.86cm">
          <draw:text-box>
            <text:p><text:span text:style-name="T3">Non serve!</text:span></text:p>
          </draw:text-box>
        </draw:frame>
        <draw:connector draw:style-name="gr7" draw:text-style-name="P1" draw:layer="layout" draw:type="line" svg:x1="13.735cm" svg:y1="14.135cm" svg:x2="14.775cm" svg:y2="13.059cm" draw:start-shape="id26" draw:start-glue-point="0" draw:end-shape="id27" draw:end-glue-point="2" svg:d="M13735 14135l1040-1076" svg:viewBox="0 0 1041 1077">
          <text:p/>
        </draw:connector>
        <draw:connector draw:style-name="gr7" draw:text-style-name="P1" draw:layer="layout" draw:type="line" svg:x1="15.655cm" svg:y1="9.77cm" svg:x2="14.775cm" svg:y2="11.86cm" draw:start-shape="id2" draw:start-glue-point="13" draw:end-shape="id27" draw:end-glue-point="0" svg:d="M15655 9770l-880 2090" svg:viewBox="0 0 881 2091">
          <text:p/>
        </draw:connector>
        <draw:frame draw:style-name="gr10" draw:text-style-name="P9" draw:layer="layout" svg:width="3.031cm" svg:height="0.807cm" svg:x="16.051cm" svg:y="15.1cm">
          <draw:text-box>
            <text:p text:style-name="P8"><text:span text:style-name="T3">ID 27</text:span></text:p>
          </draw:text-box>
        </draw:frame>
        <draw:frame draw:style-name="gr10" draw:text-style-name="P7" draw:layer="layout" svg:width="3.029cm" svg:height="0.807cm" svg:x="19.845cm" svg:y="15.105cm">
          <draw:text-box>
            <text:p text:style-name="P8"><text:span text:style-name="T3">ID 20</text:span></text:p>
          </draw:text-box>
        </draw:frame>
        <draw:frame draw:style-name="gr10" draw:text-style-name="P7" draw:layer="layout" svg:width="3.191cm" svg:height="0.807cm" svg:x="23.609cm" svg:y="15.102cm">
          <draw:text-box>
            <text:p text:style-name="P8"><text:span text:style-name="T3">ID 23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Arrow_20_shor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9T15:44:58.591322600</meta:creation-date>
    <dc:date>2025-12-11T16:49:47.201230100</dc:date>
    <meta:editing-duration>PT1H44M18S</meta:editing-duration>
    <meta:editing-cycles>15</meta:editing-cycles>
    <meta:generator>LibreOffice/25.8.3.2$Windows_X86_64 LibreOffice_project/8ca8d55c161d602844f5428fa4b58097424e324e</meta:generator>
    <meta:document-statistic meta:object-count="86"/>
  </office:meta>
</office:document-meta>
</file>